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Helvetica" style:font-name-complex="Helvetica" fo:color="#333333" fo:font-size="10pt" style:font-size-asian="10pt" style:font-size-complex="10pt" fo:background-color="#FFFFFF"/>
    </style:style>
    <style:style style:name="T3" style:parent-style-name="Policepardéfaut" style:family="text">
      <style:text-properties style:font-name="Helvetica" style:font-name-complex="Helvetica" fo:color="#333333" fo:font-size="10pt" style:font-size-asian="10pt" style:font-size-complex="10pt" fo:background-color="#FFFFFF"/>
    </style:style>
    <style:style style:name="T4" style:parent-style-name="Policepardéfaut" style:family="text">
      <style:text-properties style:font-name="Helvetica" style:font-name-complex="Helvetica" fo:color="#333333" fo:font-size="10pt" style:font-size-asian="10pt" style:font-size-complex="10pt" fo:background-color="#FFFFFF"/>
    </style:style>
  </office:automatic-styles>
  <office:body>
    <office:text text:use-soft-page-breaks="true">
      <text:p text:style-name="P1">Go to content explorer<text:s/></text:p>
      <text:p text:style-name="Normal">Collaboration</text:p>
      <text:p text:style-name="Normal">/sites/intranet/categories/intranet/exo:actions</text:p>
      <text:p text:style-name="Normal">Click on button : Set up your browsing preferences</text:p>
      <text:p text:style-name="Normal">Documents Browsing Preferences :<text:s/></text:p>
      <text:p text:style-name="Normal">Advanced</text:p>
      <text:p text:style-name="Normal">select<text:s/><text:span text:style-name="T2">Show referenced items and Show hidden items</text:span><text:span text:style-name="T3"><text:s/>and Browse in structure mode:</text:span></text:p>
      <text:p text:style-name="Normal"><text:span text:style-name="T4">Sav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eni Cherif</meta:initial-creator>
    <dc:creator>Ameni Cherif</dc:creator>
    <meta:creation-date>2017-11-28T13:39:00Z</meta:creation-date>
    <dc:date>2017-11-28T13:39:00Z</dc:date>
    <meta:template xlink:href="Normal.dotm" xlink:type="simple"/>
    <meta:editing-cycles>2</meta:editing-cycles>
    <meta:editing-duration>PT0S</meta:editing-duration>
    <meta:document-statistic meta:page-count="1" meta:paragraph-count="1" meta:word-count="40" meta:character-count="265" meta:row-count="1" meta:non-whitespace-character-count="226"/>
  </office:meta>
</office:document-meta>
</file>